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3a9" officeooo:paragraph-rsid="000a93a9"/>
    </style:style>
    <style:style style:name="P2" style:family="paragraph" style:parent-style-name="Standard" style:list-style-name="L1">
      <style:text-properties officeooo:rsid="000a93a9" officeooo:paragraph-rsid="000a93a9"/>
    </style:style>
    <style:style style:name="P3" style:family="paragraph" style:parent-style-name="Standard">
      <style:text-properties officeooo:rsid="000c6322" officeooo:paragraph-rsid="000c6322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c6322" officeooo:paragraph-rsid="000c6322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c6322" officeooo:paragraph-rsid="000e56a4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c6322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e56a4" officeooo:paragraph-rsid="000e56a4"/>
    </style:style>
    <style:style style:name="P8" style:family="paragraph" style:parent-style-name="Standard" style:list-style-name="L3">
      <style:text-properties officeooo:paragraph-rsid="000e56a4"/>
    </style:style>
    <style:style style:name="T1" style:family="text">
      <style:text-properties officeooo:rsid="000c6322"/>
    </style:style>
    <style:style style:name="T2" style:family="text">
      <style:text-properties officeooo:rsid="000e56a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cover</text:p>
      <text:p text:style-name="P3"/>
      <text:list xml:id="list922172255" text:style-name="L3">
        <text:list-header>
          <text:p text:style-name="P8"/>
        </text:list-header>
      </text:list>
      <text:list xml:id="list2188101958" text:style-name="L2">
        <text:list-item>
          <text:p text:style-name="P5"><text:span text:style-name="T2">arthritis <text:s/></text:span><text:a xlink:type="simple" xlink:href="https://www.google.com/url?sa=t&amp;rct=j&amp;q=&amp;esrc=s&amp;source=web&amp;cd=&amp;cad=rja&amp;uact=8&amp;ved=2ahUKEwiX97zj_cr-AhVba2wGHQZkD7kQFnoECCkQAQ&amp;url=https%3A%2F%2Fwww.niams.nih.gov%2Fhealth-topics%2Farthritis&amp;usg=AOvVaw1e9HIzE0mkdMZqMVrPV0o9" text:style-name="Internet_20_link" text:visited-style-name="Visited_20_Internet_20_Link"><text:span text:style-name="T2">https://www.google.com/url?sa=t&amp;rct=j&amp;q=&amp;esrc=s&amp;source=web&amp;cd=&amp;cad=rja&amp;uact=8&amp;ved=2ahUKEwiX97zj_cr-AhVba2wGHQZkD7kQFnoECCkQAQ&amp;url=https%3A%2F%2Fwww.niams.nih.gov%2Fhealth-topics%2Farthritis&amp;usg=AOvVaw1e9HIzE0mkdMZqMVrPV0o9</text:span></text:a></text:p>
        </text:list-item>
        <text:list-item>
          <text:p text:style-name="P5">Diabetes <text:s/><text:a xlink:type="simple" xlink:href="https://www.google.com/url?sa=t&amp;rct=j&amp;q=&amp;esrc=s&amp;source=web&amp;cd=&amp;cad=rja&amp;uact=8&amp;ved=2ahUKEwiQqeqU_cr-AhUAcGwGHbmiBk4QFnoECAkQAQ&amp;url=https%3A%2F%2Fwww.who.int%2Fnews-room%2Ffact-sheets%2Fdetail%2Fdiabetes&amp;usg=AOvVaw2FkubZ4zy77-RBg6CHsNjw" text:style-name="Internet_20_link" text:visited-style-name="Visited_20_Internet_20_Link">https://www.google.com/url?sa=t&amp;rct=j&amp;q=&amp;esrc=s&amp;source=web&amp;cd=&amp;cad=rja&amp;uact=8&amp;ved=2ahUKEwiQqeqU_cr-AhUAcGwGHbmiBk4QFnoECAkQAQ&amp;url=https%3A%2F%2Fwww.who.int%2Fnews-room%2Ffact-sheets%2Fdetail%2Fdiabetes&amp;usg=AOvVaw2FkubZ4zy77-RBg6CHsNjw</text:a></text:p>
        </text:list-item>
        <text:list-item>
          <text:p text:style-name="P5">Hypertension <text:s text:c="3"/>https://www.google.com/url?sa=t&amp;rct=j&amp;q=&amp;esrc=s&amp;source=web&amp;cd=&amp;cad=rja&amp;uact=8&amp;ved=2ahUKEwjQzKrQ_cr-AhUkb2wGHc9CBAoQFnoECBsQAw&amp;url=https%3A%2F%2Fwww.who.int%2Fnews-room%2Ffact-sheets%2Fdetail%2Fhypertension&amp;usg=AOvVaw3TVE2JO_1oyDOwu4heMlX1</text:p>
        </text:list-item>
        <text:list-item>
          <text:p text:style-name="P6"><text:span text:style-name="T1">Migraine <text:s/>https://www.nhs.uk/conditions/migraine/</text:span></text:p>
        </text:list-item>
        <text:list-item>
          <text:p text:style-name="P4">PCOD <text:s text:c="5"/>https://www.womenshealth.gov/a-z-topics/polycystic-ovary-syndrome</text:p>
        </text:list-item>
        <text:list-item>
          <text:p text:style-name="P4">ADHD <text:s text:c="3"/>https://www.google.com/url?sa=t&amp;rct=j&amp;q=&amp;esrc=s&amp;source=web&amp;cd=&amp;cad=rja&amp;uact=8&amp;ved=2ahUKEwjZpuGq_cr-AhVaTmwGHWWQB3IQFnoECAoQAQ&amp;url=https%3A%2F%2Fwww.psychiatry.org%2Fpatients-families%2Fadhd%2Fwhat-is-adhd&amp;usg=AOvVaw1iU8g0z5siI-V02JD9EKvQ</text:p>
        </text:list-item>
        <text:list-item>
          <text:p text:style-name="P4">Psoriasis <text:s text:c="2"/><text:a xlink:type="simple" xlink:href="https://www.google.com/url?sa=t&amp;rct=j&amp;q=&amp;esrc=s&amp;source=web&amp;cd=&amp;cad=rja&amp;uact=8&amp;ved=2ahUKEwiPouzW_cr-AhXDSWwGHaiFCyMQFnoECEIQAQ&amp;url=https%3A%2F%2Fwww.psoriasis.org%2Fabout-psoriasis%2F&amp;usg=AOvVaw3mBgxhlHSwXqddcPhkOacM" text:style-name="Internet_20_link" text:visited-style-name="Visited_20_Internet_20_Link">https://www.google.com/url?sa=t&amp;rct=j&amp;q=&amp;esrc=s&amp;source=web&amp;cd=&amp;cad=rja&amp;uact=8&amp;ved=2ahUKEwiPouzW_cr-AhXDSWwGHaiFCyMQFnoECEIQAQ&amp;url=https%3A%2F%2Fwww.psoriasis.org%2Fabout-psoriasis%2F&amp;usg=AOvVaw3mBgxhlHSwXqddcPhkOacM</text:a></text:p>
          <text:p text:style-name="P7"/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2:30:24.835115958</meta:creation-date>
    <meta:editing-duration>PT7M15S</meta:editing-duration>
    <meta:editing-cycles>2</meta:editing-cycles>
    <meta:generator>LibreOffice/7.3.6.2$Linux_X86_64 LibreOffice_project/30$Build-2</meta:generator>
    <dc:date>2023-04-28T02:48:08.559423868</dc:date>
    <meta:document-statistic meta:table-count="0" meta:image-count="0" meta:object-count="0" meta:page-count="1" meta:paragraph-count="8" meta:word-count="22" meta:character-count="1349" meta:non-whitespace-character-count="1326"/>
  </office:meta>
</office:document-meta>
</file>